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783cm" fo:min-width="11.31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243cm" fo:min-width="9.02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5.211cm" fo:min-width="6.73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306cm" fo:min-width="4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0.033cm" svg:x="4.81cm" svg:y="1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7.493cm" svg:x="7.069cm" svg:y="3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39cm" svg:height="5.461cm" svg:x="9.382cm" svg:y="5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3.556cm" svg:x="12.049cm" svg:y="7.81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098cm" svg:height="0.962cm" svg:x="8.237cm" svg:y="2.143cm">
          <draw:text-box>
            <text:p text:style-name="P2"><text:span text:style-name="T1">Artificial Intelligence</text:span></text:p>
          </draw:text-box>
        </draw:frame>
        <draw:frame draw:style-name="gr6" draw:text-style-name="P3" draw:layer="layout" svg:width="6.35cm" svg:height="1.049cm" svg:x="8.484cm" svg:y="4.269cm">
          <draw:text-box>
            <text:p text:style-name="P2"><text:span text:style-name="T1">Machine Learning</text:span></text:p>
          </draw:text-box>
        </draw:frame>
        <draw:frame draw:style-name="gr7" draw:text-style-name="P3" draw:layer="layout" svg:width="5.461cm" svg:height="1.673cm" svg:x="10.779cm" svg:y="6.334cm">
          <draw:text-box>
            <text:p text:style-name="P2"><text:span text:style-name="T1">Deep Learning</text:span></text:p>
          </draw:text-box>
        </draw:frame>
        <draw:frame draw:style-name="gr8" draw:text-style-name="P5" draw:layer="layout" svg:width="4.572cm" svg:height="2.384cm" svg:x="12.049cm" svg:y="8.217cm">
          <draw:text-box>
            <text:p text:style-name="P4"><text:span text:style-name="T1">Algorithms:</text:span></text:p>
            <text:p text:style-name="P4"><text:span text:style-name="T1">CNNs, RNNs,</text:span></text:p>
            <text:p text:style-name="P4"><text:span text:style-name="T1"><text:s/></text:span><text:span text:style-name="T1">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53:13.182000000</meta:creation-date>
    <dc:date>2019-01-15T01:14:03.471000000</dc:date>
    <meta:editing-duration>PT2M46S</meta:editing-duration>
    <meta:editing-cycles>2</meta:editing-cycles>
    <meta:generator>LibreOffice/6.1.2.1$Windows_x86 LibreOffice_project/65905a128db06ba48db947242809d14d3f9a93fe</meta:generator>
    <meta:document-statistic meta:object-count="8"/>
  </office:meta>
</office:document-meta>
</file>